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0B00000382A24BACB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159cm" svg:stroke-color="#0070c0" draw:marker-end="msArrow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53cm" svg:stroke-color="#0070c0" draw:stroke-linejoin="miter" draw:fill="solid" draw:fill-color="#007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53cm" svg:stroke-color="#0070c0" draw:stroke-linejoin="miter" draw:fill="none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808080" draw:stroke-linejoin="miter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53cm" svg:stroke-color="#0070c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8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name="Line 83" draw:style-name="gr1" draw:text-style-name="P1" draw:layer="layout" svg:x1="22.733cm" svg:y1="10.488cm" svg:x2="22.733cm" svg:y2="12.299cm">
          <text:p/>
        </draw:line>
        <draw:line draw:name="Line 5" draw:style-name="gr1" draw:text-style-name="P1" draw:layer="layout" svg:x1="18.571cm" svg:y1="17.46cm" svg:x2="19.808cm" svg:y2="17.46cm">
          <text:p/>
        </draw:line>
        <draw:custom-shape draw:name="Oval 6" draw:style-name="gr2" draw:text-style-name="P2" draw:layer="layout" svg:width="0.685cm" svg:height="0.752cm" svg:x="18.847cm" svg:y="1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2" draw:text-style-name="P2" draw:layer="layout" svg:width="0.685cm" svg:height="0.753cm" svg:x="18.847cm" svg:y="16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9" draw:style-name="gr1" draw:text-style-name="P1" draw:layer="layout" svg:x1="18.638cm" svg:y1="14.67cm" svg:x2="18.638cm" svg:y2="15.726cm">
          <text:p/>
        </draw:line>
        <draw:line draw:name="Line 11" draw:style-name="gr1" draw:text-style-name="P1" draw:layer="layout" svg:x1="18.004cm" svg:y1="12.778cm" svg:x2="19.241cm" svg:y2="12.778cm">
          <text:p/>
        </draw:line>
        <draw:line draw:name="Line 12" draw:style-name="gr1" draw:text-style-name="P1" draw:layer="layout" svg:x1="18.004cm" svg:y1="12.777cm" svg:x2="18.692cm" svg:y2="12.325cm">
          <text:p/>
        </draw:line>
        <draw:line draw:name="Line 13" draw:style-name="gr1" draw:text-style-name="P1" draw:layer="layout" svg:x1="18.553cm" svg:y1="12.326cm" svg:x2="19.241cm" svg:y2="12.778cm">
          <text:p/>
        </draw:line>
        <draw:line draw:name="Line 14" draw:style-name="gr1" draw:text-style-name="P1" draw:layer="layout" svg:x1="18.004cm" svg:y1="12.759cm" svg:x2="18.692cm" svg:y2="13.212cm">
          <text:p/>
        </draw:line>
        <draw:line draw:name="Line 15" draw:style-name="gr1" draw:text-style-name="P1" draw:layer="layout" svg:x1="18.553cm" svg:y1="13.212cm" svg:x2="19.241cm" svg:y2="12.759cm">
          <text:p/>
        </draw:line>
        <draw:line draw:name="Line 16" draw:style-name="gr1" draw:text-style-name="P1" draw:layer="layout" svg:x1="20.075cm" svg:y1="8.746cm" svg:x2="21.312cm" svg:y2="8.746cm">
          <text:p/>
        </draw:line>
        <draw:line draw:name="Line 17" draw:style-name="gr1" draw:text-style-name="P1" draw:layer="layout" svg:x1="20.075cm" svg:y1="8.746cm" svg:x2="20.763cm" svg:y2="8.293cm">
          <text:p/>
        </draw:line>
        <draw:line draw:name="Line 18" draw:style-name="gr1" draw:text-style-name="P1" draw:layer="layout" svg:x1="20.623cm" svg:y1="8.293cm" svg:x2="21.311cm" svg:y2="8.746cm">
          <text:p/>
        </draw:line>
        <draw:line draw:name="Line 19" draw:style-name="gr1" draw:text-style-name="P1" draw:layer="layout" svg:x1="20.075cm" svg:y1="8.746cm" svg:x2="20.763cm" svg:y2="9.199cm">
          <text:p/>
        </draw:line>
        <draw:line draw:name="Line 20" draw:style-name="gr1" draw:text-style-name="P1" draw:layer="layout" svg:x1="20.623cm" svg:y1="9.199cm" svg:x2="21.311cm" svg:y2="8.746cm">
          <text:p/>
        </draw:line>
        <draw:line draw:name="Line 21" draw:style-name="gr1" draw:text-style-name="P1" draw:layer="layout" svg:x1="18.61cm" svg:y1="10.491cm" svg:x2="18.61cm" svg:y2="12.302cm">
          <text:p/>
        </draw:line>
        <draw:line draw:name="Line 22" draw:style-name="gr1" draw:text-style-name="P1" draw:layer="layout" svg:x1="18.571cm" svg:y1="18.293cm" svg:x2="19.808cm" svg:y2="18.293cm">
          <text:p/>
        </draw:line>
        <draw:line draw:name="Line 23" draw:style-name="gr1" draw:text-style-name="P1" draw:layer="layout" svg:x1="19.187cm" svg:y1="17.84cm" svg:x2="19.187cm" svg:y2="18.293cm">
          <text:p/>
        </draw:line>
        <draw:line draw:name="Line 24" draw:style-name="gr1" draw:text-style-name="P1" draw:layer="layout" svg:x1="19.169cm" svg:y1="16.935cm" svg:x2="19.169cm" svg:y2="17.085cm">
          <text:p/>
        </draw:line>
        <draw:line draw:name="Line 25" draw:style-name="gr1" draw:text-style-name="P1" draw:layer="layout" svg:x1="20.69cm" svg:y1="9.209cm" svg:x2="20.69cm" svg:y2="9.662cm">
          <text:p/>
        </draw:line>
        <draw:line draw:name="Line 26" draw:style-name="gr1" draw:text-style-name="P1" draw:layer="layout" svg:x1="20.275cm" svg:y1="8.323cm" svg:x2="21.1cm" svg:y2="8.323cm">
          <text:p/>
        </draw:line>
        <draw:custom-shape draw:name="Oval 28" draw:style-name="gr3" draw:text-style-name="P2" draw:layer="layout" svg:width="0.136cm" svg:height="0.149cm" svg:x="19.12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9" draw:style-name="gr1" draw:text-style-name="P1" draw:layer="layout" svg:x1="19.171cm" svg:y1="15.726cm" svg:x2="19.171cm" svg:y2="16.179cm">
          <text:p/>
        </draw:line>
        <draw:line draw:name="Line 30" draw:style-name="gr1" draw:text-style-name="P1" draw:layer="layout" svg:x1="18.619cm" svg:y1="15.726cm" svg:x2="19.168cm" svg:y2="15.726cm">
          <text:p/>
        </draw:line>
        <draw:line draw:name="Line 31" draw:style-name="gr1" draw:text-style-name="P1" draw:layer="layout" svg:x1="18.023cm" svg:y1="14.271cm" svg:x2="19.26cm" svg:y2="14.271cm">
          <text:p/>
        </draw:line>
        <draw:line draw:name="Line 32" draw:style-name="gr1" draw:text-style-name="P1" draw:layer="layout" svg:x1="18.047cm" svg:y1="11.61cm" svg:x2="19.284cm" svg:y2="11.61cm">
          <text:p/>
        </draw:line>
        <draw:custom-shape draw:name="Oval 33" draw:style-name="gr2" draw:text-style-name="P2" draw:layer="layout" svg:width="0.685cm" svg:height="0.753cm" svg:x="18.299cm" svg:y="13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4" draw:style-name="gr2" draw:text-style-name="P2" draw:layer="layout" svg:width="0.685cm" svg:height="0.752cm" svg:x="18.299cm" svg:y="1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0" draw:style-name="gr4" draw:text-style-name="P1" draw:layer="layout" svg:x1="18.619cm" svg:y1="13.944cm" svg:x2="18.619cm" svg:y2="13.191cm">
          <text:p/>
        </draw:line>
        <draw:custom-shape draw:name="Oval 42" draw:style-name="gr2" draw:text-style-name="P2" draw:layer="layout" svg:width="0.685cm" svg:height="0.752cm" svg:x="18.911cm" svg:y="10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3" draw:text-style-name="P2" draw:layer="layout" svg:width="0.136cm" svg:height="0.15cm" svg:x="19.169cm" svg:y="10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5" draw:style-name="gr1" draw:text-style-name="P1" draw:layer="layout" svg:x1="18.602cm" svg:y1="10.491cm" svg:x2="18.878cm" svg:y2="10.491cm">
          <text:p/>
        </draw:line>
        <draw:line draw:name="Line 46" draw:style-name="gr1" draw:text-style-name="P1" draw:layer="layout" svg:x1="19.268cm" svg:y1="9.682cm" svg:x2="19.268cm" svg:y2="10.135cm">
          <text:p/>
        </draw:line>
        <draw:line draw:name="Line 47" draw:style-name="gr1" draw:text-style-name="P1" draw:layer="layout" svg:x1="19.287cm" svg:y1="9.682cm" svg:x2="22.039cm" svg:y2="9.682cm">
          <text:p/>
        </draw:line>
        <draw:line draw:name="Line 53" draw:style-name="gr1" draw:text-style-name="P1" draw:layer="layout" svg:x1="21.582cm" svg:y1="17.46cm" svg:x2="22.819cm" svg:y2="17.46cm">
          <text:p/>
        </draw:line>
        <draw:custom-shape draw:name="Oval 54" draw:style-name="gr2" draw:text-style-name="P2" draw:layer="layout" svg:width="0.686cm" svg:height="0.752cm" svg:x="21.857cm" svg:y="17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5" draw:style-name="gr1" draw:text-style-name="P1" draw:layer="layout" svg:x1="21.582cm" svg:y1="16.578cm" svg:x2="22.819cm" svg:y2="16.578cm">
          <text:p/>
        </draw:line>
        <draw:custom-shape draw:name="Oval 56" draw:style-name="gr2" draw:text-style-name="P2" draw:layer="layout" svg:width="0.686cm" svg:height="0.753cm" svg:x="21.857cm" svg:y="16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7" draw:style-name="gr1" draw:text-style-name="P1" draw:layer="layout" svg:x1="22.748cm" svg:y1="14.67cm" svg:x2="22.748cm" svg:y2="15.726cm">
          <text:p/>
        </draw:line>
        <draw:line draw:name="Line 58" draw:style-name="gr1" draw:text-style-name="P1" draw:layer="layout" svg:x1="22.727cm" svg:y1="13.158cm" svg:x2="22.727cm" svg:y2="13.911cm">
          <text:p/>
        </draw:line>
        <draw:line draw:name="Line 59" draw:style-name="gr1" draw:text-style-name="P1" draw:layer="layout" svg:x1="22.115cm" svg:y1="12.705cm" svg:x2="23.352cm" svg:y2="12.705cm">
          <text:p/>
        </draw:line>
        <draw:line draw:name="Line 60" draw:style-name="gr1" draw:text-style-name="P1" draw:layer="layout" svg:x1="22.115cm" svg:y1="12.704cm" svg:x2="22.803cm" svg:y2="12.252cm">
          <text:p/>
        </draw:line>
        <draw:line draw:name="Line 61" draw:style-name="gr1" draw:text-style-name="P1" draw:layer="layout" svg:x1="22.664cm" svg:y1="12.253cm" svg:x2="23.352cm" svg:y2="12.705cm">
          <text:p/>
        </draw:line>
        <draw:line draw:name="Line 62" draw:style-name="gr1" draw:text-style-name="P1" draw:layer="layout" svg:x1="22.115cm" svg:y1="12.705cm" svg:x2="22.803cm" svg:y2="13.158cm">
          <text:p/>
        </draw:line>
        <draw:line draw:name="Line 63" draw:style-name="gr1" draw:text-style-name="P1" draw:layer="layout" svg:x1="22.664cm" svg:y1="13.158cm" svg:x2="23.352cm" svg:y2="12.705cm">
          <text:p/>
        </draw:line>
        <draw:line draw:name="Line 64" draw:style-name="gr1" draw:text-style-name="P1" draw:layer="layout" svg:x1="21.582cm" svg:y1="18.293cm" svg:x2="22.819cm" svg:y2="18.293cm">
          <text:p/>
        </draw:line>
        <draw:line draw:name="Line 65" draw:style-name="gr1" draw:text-style-name="P1" draw:layer="layout" svg:x1="22.197cm" svg:y1="17.84cm" svg:x2="22.197cm" svg:y2="18.293cm">
          <text:p/>
        </draw:line>
        <draw:custom-shape draw:name="Oval 69" draw:style-name="gr3" draw:text-style-name="P2" draw:layer="layout" svg:width="0.136cm" svg:height="0.149cm" svg:x="22.13cm" svg:y="16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0" draw:style-name="gr1" draw:text-style-name="P1" draw:layer="layout" svg:x1="22.182cm" svg:y1="15.726cm" svg:x2="22.182cm" svg:y2="16.179cm">
          <text:p/>
        </draw:line>
        <draw:line draw:name="Line 71" draw:style-name="gr1" draw:text-style-name="P1" draw:layer="layout" svg:x1="22.178cm" svg:y1="15.726cm" svg:x2="22.727cm" svg:y2="15.726cm">
          <text:p/>
        </draw:line>
        <draw:line draw:name="Line 72" draw:style-name="gr1" draw:text-style-name="P1" draw:layer="layout" svg:x1="22.133cm" svg:y1="14.271cm" svg:x2="23.37cm" svg:y2="14.271cm">
          <text:p/>
        </draw:line>
        <draw:line draw:name="Line 73" draw:style-name="gr1" draw:text-style-name="P1" draw:layer="layout" svg:x1="22.158cm" svg:y1="11.567cm" svg:x2="23.395cm" svg:y2="11.567cm">
          <text:p/>
        </draw:line>
        <draw:custom-shape draw:name="Oval 74" draw:style-name="gr2" draw:text-style-name="P2" draw:layer="layout" svg:width="0.685cm" svg:height="0.753cm" svg:x="22.409cm" svg:y="13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5" draw:style-name="gr2" draw:text-style-name="P2" draw:layer="layout" svg:width="0.685cm" svg:height="0.753cm" svg:x="22.409cm" svg:y="1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0" draw:style-name="gr2" draw:text-style-name="P2" draw:layer="layout" svg:width="0.685cm" svg:height="0.753cm" svg:x="21.733cm" svg:y="10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1" draw:style-name="gr3" draw:text-style-name="P2" draw:layer="layout" svg:width="0.136cm" svg:height="0.15cm" svg:x="21.991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82" draw:style-name="gr1" draw:text-style-name="P1" draw:layer="layout" svg:x1="22.421cm" svg:y1="10.498cm" svg:x2="22.697cm" svg:y2="10.498cm">
          <text:p/>
        </draw:line>
        <draw:line draw:name="Line 84" draw:style-name="gr1" draw:text-style-name="P1" draw:layer="layout" svg:x1="22.063cm" svg:y1="9.682cm" svg:x2="22.063cm" svg:y2="10.135cm">
          <text:p/>
        </draw:line>
        <draw:line draw:name="Line 86" draw:style-name="gr1" draw:text-style-name="P1" draw:layer="layout" svg:x1="22.197cm" svg:y1="16.935cm" svg:x2="22.197cm" svg:y2="17.085cm">
          <text:p/>
        </draw:line>
        <draw:g draw:name="Group 147">
          <draw:line draw:name="Line 148" draw:style-name="gr5" draw:text-style-name="P1" draw:layer="layout" svg:x1="19.544cm" svg:y1="17.63cm" svg:x2="20.236cm" svg:y2="17.63cm">
            <text:p/>
          </draw:line>
          <draw:line draw:name="Line 149" draw:style-name="gr5" draw:text-style-name="P1" draw:layer="layout" svg:x1="19.544cm" svg:y1="17.63cm" svg:x2="20.372cm" svg:y2="17.63cm">
            <text:p/>
          </draw:line>
        </draw:g>
        <draw:g draw:name="Group 150">
          <draw:line draw:name="Line 151" draw:style-name="gr5" draw:text-style-name="P1" draw:layer="layout" svg:x1="22.706cm" svg:y1="17.627cm" svg:x2="23.398cm" svg:y2="17.627cm">
            <text:p/>
          </draw:line>
          <draw:line draw:name="Line 152" draw:style-name="gr5" draw:text-style-name="P1" draw:layer="layout" svg:x1="22.706cm" svg:y1="17.627cm" svg:x2="23.534cm" svg:y2="17.627cm">
            <text:p/>
          </draw:line>
        </draw:g>
        <draw:g draw:name="Group 153">
          <draw:line draw:name="Line 154" draw:style-name="gr5" draw:text-style-name="P1" draw:layer="layout" svg:x1="23.257cm" svg:y1="14.457cm" svg:x2="23.949cm" svg:y2="14.457cm">
            <text:p/>
          </draw:line>
          <draw:line draw:name="Line 155" draw:style-name="gr5" draw:text-style-name="P1" draw:layer="layout" svg:x1="23.257cm" svg:y1="14.457cm" svg:x2="24.085cm" svg:y2="14.457cm">
            <text:p/>
          </draw:line>
        </draw:g>
        <draw:g draw:name="Group 156">
          <draw:line draw:name="Line 157" draw:style-name="gr5" draw:text-style-name="P1" draw:layer="layout" svg:x1="19.129cm" svg:y1="14.457cm" svg:x2="19.821cm" svg:y2="14.457cm">
            <text:p/>
          </draw:line>
          <draw:line draw:name="Line 158" draw:style-name="gr5" draw:text-style-name="P1" draw:layer="layout" svg:x1="19.129cm" svg:y1="14.457cm" svg:x2="19.957cm" svg:y2="14.457cm">
            <text:p/>
          </draw:line>
        </draw:g>
        <draw:g draw:name="Group 159">
          <draw:line draw:name="Line 160" draw:style-name="gr5" draw:text-style-name="P1" draw:layer="layout" svg:x1="19.132cm" svg:y1="11.74cm" svg:x2="19.823cm" svg:y2="11.74cm">
            <text:p/>
          </draw:line>
          <draw:line draw:name="Line 161" draw:style-name="gr5" draw:text-style-name="P1" draw:layer="layout" svg:x1="19.132cm" svg:y1="11.74cm" svg:x2="19.959cm" svg:y2="11.74cm">
            <text:p/>
          </draw:line>
        </draw:g>
        <draw:g draw:name="Group 162">
          <draw:line draw:name="Line 163" draw:style-name="gr5" draw:text-style-name="P1" draw:layer="layout" svg:x1="23.255cm" svg:y1="11.74cm" svg:x2="23.947cm" svg:y2="11.74cm">
            <text:p/>
          </draw:line>
          <draw:line draw:name="Line 164" draw:style-name="gr5" draw:text-style-name="P1" draw:layer="layout" svg:x1="23.255cm" svg:y1="11.74cm" svg:x2="24.083cm" svg:y2="11.74cm">
            <text:p/>
          </draw:line>
        </draw:g>
        <draw:g draw:name="Group 165">
          <draw:custom-shape draw:name="Oval 166" draw:style-name="gr6" draw:text-style-name="P2" draw:layer="layout" svg:width="0.135cm" svg:height="0.153cm" svg:x="22.506cm" svg:y="10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7" draw:style-name="gr7" draw:text-style-name="P2" draw:layer="layout" svg:width="0.412cm" svg:height="0.456cm" svg:x="22.358cm" svg:y="9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8">
          <draw:custom-shape draw:name="Oval 169" draw:style-name="gr6" draw:text-style-name="P2" draw:layer="layout" svg:width="0.137cm" svg:height="0.134cm" svg:x="19.832cm" svg:y="10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0" draw:style-name="gr7" draw:text-style-name="P2" draw:layer="layout" svg:width="0.413cm" svg:height="0.398cm" svg:x="19.683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71">
          <draw:custom-shape draw:name="Oval 172" draw:style-name="gr6" draw:text-style-name="P2" draw:layer="layout" svg:width="0.137cm" svg:height="0.153cm" svg:x="19.692cm" svg:y="16.5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3" draw:style-name="gr7" draw:text-style-name="P2" draw:layer="layout" svg:width="0.412cm" svg:height="0.456cm" svg:x="19.545cm" svg:y="16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74">
          <draw:custom-shape draw:name="Oval 175" draw:style-name="gr6" draw:text-style-name="P2" draw:layer="layout" svg:width="0.137cm" svg:height="0.154cm" svg:x="22.718cm" svg:y="16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6" draw:style-name="gr7" draw:text-style-name="P2" draw:layer="layout" svg:width="0.413cm" svg:height="0.457cm" svg:x="22.569cm" svg:y="16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80">
          <draw:line draw:name="Line 181" draw:style-name="gr5" draw:text-style-name="P1" draw:layer="layout" svg:x1="21.056cm" svg:y1="8.72cm" svg:x2="21.056cm" svg:y2="9.48cm">
            <text:p/>
          </draw:line>
          <draw:line draw:name="Line 182" draw:style-name="gr5" draw:text-style-name="P1" draw:layer="layout" svg:x1="21.056cm" svg:y1="8.72cm" svg:x2="21.056cm" svg:y2="9.629cm">
            <text:p/>
          </draw:line>
        </draw:g>
        <draw:g draw:name="Group 183">
          <draw:line draw:name="Line 184" draw:style-name="gr5" draw:text-style-name="P1" draw:layer="layout" svg:x1="19.408cm" svg:y1="13.404cm" svg:x2="19.408cm" svg:y2="12.645cm">
            <text:p/>
          </draw:line>
          <draw:line draw:name="Line 185" draw:style-name="gr5" draw:text-style-name="P1" draw:layer="layout" svg:x1="19.408cm" svg:y1="13.403cm" svg:x2="19.408cm" svg:y2="12.495cm">
            <text:p/>
          </draw:line>
        </draw:g>
        <draw:g draw:name="Group 186">
          <draw:line draw:name="Line 187" draw:style-name="gr5" draw:text-style-name="P1" draw:layer="layout" svg:x1="23.534cm" svg:y1="13.404cm" svg:x2="23.534cm" svg:y2="12.645cm">
            <text:p/>
          </draw:line>
          <draw:line draw:name="Line 188" draw:style-name="gr5" draw:text-style-name="P1" draw:layer="layout" svg:x1="23.534cm" svg:y1="13.403cm" svg:x2="23.534cm" svg:y2="12.495cm">
            <text:p/>
          </draw:line>
        </draw:g>
        <draw:g draw:name="Group 200">
          <draw:line draw:name="Line 201" draw:style-name="gr5" draw:text-style-name="P1" draw:layer="layout" svg:x1="18.256cm" svg:y1="8.354cm" svg:x2="18.256cm" svg:y2="9.114cm">
            <text:p/>
          </draw:line>
          <draw:line draw:name="Line 202" draw:style-name="gr5" draw:text-style-name="P1" draw:layer="layout" svg:x1="18.256cm" svg:y1="8.354cm" svg:x2="18.256cm" svg:y2="9.263cm">
            <text:p/>
          </draw:line>
        </draw:g>
        <draw:g draw:name="Group 203">
          <draw:line draw:name="Line 204" draw:style-name="gr5" draw:text-style-name="P1" draw:layer="layout" svg:x1="18.119cm" svg:y1="5.753cm" svg:x2="18.119cm" svg:y2="6.513cm">
            <text:p/>
          </draw:line>
          <draw:line draw:name="Line 205" draw:style-name="gr5" draw:text-style-name="P1" draw:layer="layout" svg:x1="18.119cm" svg:y1="5.753cm" svg:x2="18.119cm" svg:y2="6.662cm">
            <text:p/>
          </draw:line>
        </draw:g>
        <draw:line draw:name="Line 23" draw:style-name="gr1" draw:text-style-name="P1" draw:layer="layout" svg:x1="19.22cm" svg:y1="5.184cm" svg:x2="20.668cm" svg:y2="5.97cm">
          <text:p/>
        </draw:line>
        <draw:line draw:name="Line 24" draw:style-name="gr1" draw:text-style-name="P1" draw:layer="layout" svg:x1="16.959cm" svg:y1="5.936cm" svg:x2="18.196cm" svg:y2="5.936cm">
          <text:p/>
        </draw:line>
        <draw:line draw:name="Line 25" draw:style-name="gr1" draw:text-style-name="P1" draw:layer="layout" svg:x1="16.959cm" svg:y1="5.935cm" svg:x2="17.647cm" svg:y2="5.483cm">
          <text:p/>
        </draw:line>
        <draw:line draw:name="Line 26" draw:style-name="gr1" draw:text-style-name="P1" draw:layer="layout" svg:x1="17.507cm" svg:y1="5.483cm" svg:x2="18.195cm" svg:y2="5.935cm">
          <text:p/>
        </draw:line>
        <draw:line draw:name="Line 27" draw:style-name="gr1" draw:text-style-name="P1" draw:layer="layout" svg:x1="16.959cm" svg:y1="5.936cm" svg:x2="17.647cm" svg:y2="6.389cm">
          <text:p/>
        </draw:line>
        <draw:line draw:name="Line 28" draw:style-name="gr1" draw:text-style-name="P1" draw:layer="layout" svg:x1="17.507cm" svg:y1="6.389cm" svg:x2="18.195cm" svg:y2="5.936cm">
          <text:p/>
        </draw:line>
        <draw:line draw:name="Line 29" draw:style-name="gr1" draw:text-style-name="P1" draw:layer="layout" svg:x1="17.019cm" svg:y1="7.215cm" svg:x2="18.12cm" svg:y2="7.215cm">
          <text:p/>
        </draw:line>
        <draw:custom-shape draw:name="Oval 30" draw:style-name="gr2" draw:text-style-name="P2" draw:layer="layout" svg:width="0.684cm" svg:height="0.752cm" svg:x="17.247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" draw:text-style-name="P2" draw:layer="layout" svg:width="0.685cm" svg:height="0.753cm" svg:x="17.234cm" svg:y="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3" draw:text-style-name="P2" draw:layer="layout" svg:width="0.136cm" svg:height="0.15cm" svg:x="17.492cm" svg:y="4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3" draw:style-name="gr1" draw:text-style-name="P1" draw:layer="layout" svg:x1="17.232cm" svg:y1="11.074cm" svg:x2="17.232cm" svg:y2="10.617cm">
          <text:p/>
        </draw:line>
        <draw:line draw:name="Line 36" draw:style-name="gr1" draw:text-style-name="P1" draw:layer="layout" svg:x1="20.696cm" svg:y1="8.303cm" svg:x2="20.678cm" svg:y2="3.208cm">
          <text:p/>
        </draw:line>
        <draw:g draw:name="Group 42">
          <draw:line draw:name="Line 37" draw:style-name="gr1" draw:text-style-name="P1" draw:layer="layout" svg:x1="18.659cm" svg:y1="5.65cm" svg:x2="19.23cm" svg:y2="4.444cm">
            <text:p/>
          </draw:line>
          <draw:line draw:name="Line 38" draw:style-name="gr1" draw:text-style-name="P1" draw:layer="layout" svg:x1="18.659cm" svg:y1="5.65cm" svg:x2="18.61cm" svg:y2="4.77cm">
            <text:p/>
          </draw:line>
          <draw:line draw:name="Line 39" draw:style-name="gr1" draw:text-style-name="P1" draw:layer="layout" svg:x1="18.546cm" svg:y1="4.906cm" svg:x2="19.229cm" svg:y2="4.444cm">
            <text:p/>
          </draw:line>
          <draw:line draw:name="Line 40" draw:style-name="gr1" draw:text-style-name="P1" draw:layer="layout" svg:x1="18.659cm" svg:y1="5.65cm" svg:x2="19.342cm" svg:y2="5.188cm">
            <text:p/>
          </draw:line>
          <draw:line draw:name="Line 41" draw:style-name="gr1" draw:text-style-name="P1" draw:layer="layout" svg:x1="19.277cm" svg:y1="5.323cm" svg:x2="19.229cm" svg:y2="4.444cm">
            <text:p/>
          </draw:line>
        </draw:g>
        <draw:line draw:name="Line 43" draw:style-name="gr1" draw:text-style-name="P1" draw:layer="layout" svg:x1="17.095cm" svg:y1="8.507cm" svg:x2="18.332cm" svg:y2="8.507cm">
          <text:p/>
        </draw:line>
        <draw:line draw:name="Line 44" draw:style-name="gr1" draw:text-style-name="P1" draw:layer="layout" svg:x1="17.095cm" svg:y1="8.507cm" svg:x2="17.783cm" svg:y2="8.054cm">
          <text:p/>
        </draw:line>
        <draw:line draw:name="Line 45" draw:style-name="gr1" draw:text-style-name="P1" draw:layer="layout" svg:x1="17.643cm" svg:y1="8.054cm" svg:x2="18.331cm" svg:y2="8.507cm">
          <text:p/>
        </draw:line>
        <draw:line draw:name="Line 46" draw:style-name="gr1" draw:text-style-name="P1" draw:layer="layout" svg:x1="17.095cm" svg:y1="8.507cm" svg:x2="17.783cm" svg:y2="8.959cm">
          <text:p/>
        </draw:line>
        <draw:line draw:name="Line 47" draw:style-name="gr1" draw:text-style-name="P1" draw:layer="layout" svg:x1="17.643cm" svg:y1="8.958cm" svg:x2="18.331cm" svg:y2="8.506cm">
          <text:p/>
        </draw:line>
        <draw:custom-shape draw:name="Oval 49" draw:style-name="gr2" draw:text-style-name="P2" draw:layer="layout" svg:width="0.684cm" svg:height="0.753cm" svg:x="17.371cm" svg:y="9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0" draw:style-name="gr1" draw:text-style-name="P1" draw:layer="layout" svg:x1="17.561cm" svg:y1="5.483cm" svg:x2="17.561cm" svg:y2="4.577cm">
          <text:p/>
        </draw:line>
        <draw:line draw:name="Line 51" draw:style-name="gr1" draw:text-style-name="P1" draw:layer="layout" svg:x1="17.571cm" svg:y1="6.845cm" svg:x2="17.574cm" svg:y2="6.389cm">
          <text:p/>
        </draw:line>
        <draw:line draw:name="Line 52" draw:style-name="gr1" draw:text-style-name="P1" draw:layer="layout" svg:x1="17.716cm" svg:y1="8.05cm" svg:x2="17.707cm" svg:y2="7.75cm">
          <text:p/>
        </draw:line>
        <draw:line draw:name="Line 53" draw:style-name="gr1" draw:text-style-name="P1" draw:layer="layout" svg:x1="17.716cm" svg:y1="9.379cm" svg:x2="17.716cm" svg:y2="8.926cm">
          <text:p/>
        </draw:line>
        <draw:line draw:name="Line 54" draw:style-name="gr1" draw:text-style-name="P1" draw:layer="layout" svg:x1="17.71cm" svg:y1="10.588cm" svg:x2="17.71cm" svg:y2="10.135cm">
          <text:p/>
        </draw:line>
        <draw:line draw:name="Line 55" draw:style-name="gr1" draw:text-style-name="P1" draw:layer="layout" svg:x1="17.232cm" svg:y1="10.617cm" svg:x2="18.196cm" svg:y2="10.617cm">
          <text:p/>
        </draw:line>
        <draw:line draw:name="Line 64" draw:style-name="gr1" draw:text-style-name="P1" draw:layer="layout" svg:x1="18.177cm" svg:y1="11.061cm" svg:x2="18.177cm" svg:y2="10.608cm">
          <text:p/>
        </draw:line>
        <draw:custom-shape draw:name="Rectangle 66" draw:style-name="gr8" draw:text-style-name="P2" draw:layer="layout" svg:width="1.924cm" svg:height="0.303cm" svg:x="19.717cm" svg:y="3.199cm">
          <text:p/>
          <draw:enhanced-geometry svg:viewBox="0 0 21600 21600" draw:type="rectangle" draw:enhanced-path="M 0 0 L 21600 0 21600 21600 0 21600 0 0 Z N"/>
        </draw:custom-shape>
        <draw:custom-shape draw:name="Oval 67" draw:style-name="gr9" draw:text-style-name="P2" draw:layer="layout" svg:width="0.412cm" svg:height="0.453cm" svg:x="19.532cm" svg:y="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8" draw:style-name="gr9" draw:text-style-name="P2" draw:layer="layout" svg:width="0.412cm" svg:height="0.453cm" svg:x="21.339cm" svg:y="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9" draw:style-name="gr1" draw:text-style-name="P1" draw:layer="layout" svg:x1="22.141cm" svg:y1="5.184cm" svg:x2="20.693cm" svg:y2="5.973cm">
          <text:p/>
        </draw:line>
        <draw:line draw:name="Line 70" draw:style-name="gr1" draw:text-style-name="P1" draw:layer="layout" svg:x1="23.343cm" svg:y1="5.973cm" svg:x2="24.58cm" svg:y2="5.973cm">
          <text:p/>
        </draw:line>
        <draw:line draw:name="Line 71" draw:style-name="gr1" draw:text-style-name="P1" draw:layer="layout" svg:x1="23.343cm" svg:y1="5.973cm" svg:x2="24.031cm" svg:y2="5.52cm">
          <text:p/>
        </draw:line>
        <draw:line draw:name="Line 72" draw:style-name="gr1" draw:text-style-name="P1" draw:layer="layout" svg:x1="23.891cm" svg:y1="5.52cm" svg:x2="24.579cm" svg:y2="5.973cm">
          <text:p/>
        </draw:line>
        <draw:line draw:name="Line 73" draw:style-name="gr1" draw:text-style-name="P1" draw:layer="layout" svg:x1="23.343cm" svg:y1="5.973cm" svg:x2="24.031cm" svg:y2="6.426cm">
          <text:p/>
        </draw:line>
        <draw:line draw:name="Line 74" draw:style-name="gr1" draw:text-style-name="P1" draw:layer="layout" svg:x1="23.891cm" svg:y1="6.426cm" svg:x2="24.579cm" svg:y2="5.973cm">
          <text:p/>
        </draw:line>
        <draw:line draw:name="Line 75" draw:style-name="gr1" draw:text-style-name="P1" draw:layer="layout" svg:x1="23.391cm" svg:y1="7.251cm" svg:x2="24.492cm" svg:y2="7.251cm">
          <text:p/>
        </draw:line>
        <draw:custom-shape draw:name="Oval 77" draw:style-name="gr2" draw:text-style-name="P2" draw:layer="layout" svg:width="0.686cm" svg:height="0.752cm" svg:x="23.618cm" svg:y="3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8" draw:style-name="gr3" draw:text-style-name="P2" draw:layer="layout" svg:width="0.137cm" svg:height="0.15cm" svg:x="23.87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9" draw:style-name="gr1" draw:text-style-name="P1" draw:layer="layout" svg:x1="23.339cm" svg:y1="11.11cm" svg:x2="23.339cm" svg:y2="10.654cm">
          <text:p/>
        </draw:line>
        <draw:line draw:name="Line 80" draw:style-name="gr1" draw:text-style-name="P1" draw:layer="layout" svg:x1="23.203cm" svg:y1="8.543cm" svg:x2="24.44cm" svg:y2="8.543cm">
          <text:p/>
        </draw:line>
        <draw:line draw:name="Line 81" draw:style-name="gr1" draw:text-style-name="P1" draw:layer="layout" svg:x1="23.203cm" svg:y1="8.542cm" svg:x2="23.891cm" svg:y2="8.09cm">
          <text:p/>
        </draw:line>
        <draw:line draw:name="Line 82" draw:style-name="gr1" draw:text-style-name="P1" draw:layer="layout" svg:x1="23.752cm" svg:y1="8.091cm" svg:x2="24.44cm" svg:y2="8.543cm">
          <text:p/>
        </draw:line>
        <draw:line draw:name="Line 83" draw:style-name="gr1" draw:text-style-name="P1" draw:layer="layout" svg:x1="23.203cm" svg:y1="8.543cm" svg:x2="23.891cm" svg:y2="8.996cm">
          <text:p/>
        </draw:line>
        <draw:line draw:name="Line 84" draw:style-name="gr1" draw:text-style-name="P1" draw:layer="layout" svg:x1="23.752cm" svg:y1="8.996cm" svg:x2="24.44cm" svg:y2="8.543cm">
          <text:p/>
        </draw:line>
        <draw:custom-shape draw:name="Oval 86" draw:style-name="gr2" draw:text-style-name="P2" draw:layer="layout" svg:width="0.685cm" svg:height="0.752cm" svg:x="23.479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87" draw:style-name="gr1" draw:text-style-name="P1" draw:layer="layout" svg:x1="23.946cm" svg:y1="5.519cm" svg:x2="23.946cm" svg:y2="4.614cm">
          <text:p/>
        </draw:line>
        <draw:line draw:name="Line 88" draw:style-name="gr1" draw:text-style-name="P1" draw:layer="layout" svg:x1="23.955cm" svg:y1="7.786cm" svg:x2="23.955cm" svg:y2="6.428cm">
          <text:p/>
        </draw:line>
        <draw:line draw:name="Line 89" draw:style-name="gr1" draw:text-style-name="P1" draw:layer="layout" svg:x1="23.837cm" svg:y1="8.091cm" svg:x2="23.837cm" svg:y2="7.787cm">
          <text:p/>
        </draw:line>
        <draw:line draw:name="Line 90" draw:style-name="gr1" draw:text-style-name="P1" draw:layer="layout" svg:x1="23.825cm" svg:y1="9.416cm" svg:x2="23.825cm" svg:y2="8.963cm">
          <text:p/>
        </draw:line>
        <draw:line draw:name="Line 92" draw:style-name="gr1" draw:text-style-name="P1" draw:layer="layout" svg:x1="23.339cm" svg:y1="10.654cm" svg:x2="24.303cm" svg:y2="10.654cm">
          <text:p/>
        </draw:line>
        <draw:line draw:name="Line 93" draw:style-name="gr1" draw:text-style-name="P1" draw:layer="layout" svg:x1="24.285cm" svg:y1="11.096cm" svg:x2="24.285cm" svg:y2="10.644cm">
          <text:p/>
        </draw:line>
        <draw:g draw:name="Group 94">
          <draw:line draw:name="Line 95" draw:style-name="gr1" draw:text-style-name="P1" draw:layer="layout" svg:x1="22.163cm" svg:y1="4.412cm" svg:x2="22.738cm" svg:y2="5.616cm">
            <text:p/>
          </draw:line>
          <draw:line draw:name="Line 96" draw:style-name="gr1" draw:text-style-name="P1" draw:layer="layout" svg:x1="22.163cm" svg:y1="4.412cm" svg:x2="22.848cm" svg:y2="4.871cm">
            <text:p/>
          </draw:line>
          <draw:line draw:name="Line 97" draw:style-name="gr1" draw:text-style-name="P1" draw:layer="layout" svg:x1="22.784cm" svg:y1="4.736cm" svg:x2="22.738cm" svg:y2="5.616cm">
            <text:p/>
          </draw:line>
          <draw:line draw:name="Line 98" draw:style-name="gr1" draw:text-style-name="P1" draw:layer="layout" svg:x1="22.163cm" svg:y1="4.412cm" svg:x2="22.118cm" svg:y2="5.291cm">
            <text:p/>
          </draw:line>
          <draw:line draw:name="Line 99" draw:style-name="gr1" draw:text-style-name="P1" draw:layer="layout" svg:x1="22.054cm" svg:y1="5.156cm" svg:x2="22.738cm" svg:y2="5.615cm">
            <text:p/>
          </draw:line>
        </draw:g>
        <draw:line draw:name="Line 140" draw:style-name="gr1" draw:text-style-name="P1" draw:layer="layout" svg:x1="17.843cm" svg:y1="4.407cm" svg:x2="18.656cm" svg:y2="4.86cm">
          <text:p/>
        </draw:line>
        <draw:line draw:name="Line 141" draw:style-name="gr1" draw:text-style-name="P1" draw:layer="layout" svg:x1="23.616cm" svg:y1="4.374cm" svg:x2="22.791cm" svg:y2="4.827cm">
          <text:p/>
        </draw:line>
        <draw:g draw:name="Group 172">
          <draw:line draw:name="Line 173" draw:style-name="gr5" draw:text-style-name="P1" draw:layer="layout" svg:x1="19.725cm" svg:y1="4.331cm" svg:x2="19.106cm" svg:y2="3.991cm">
            <text:p/>
          </draw:line>
          <draw:line draw:name="Line 174" draw:style-name="gr5" draw:text-style-name="P1" draw:layer="layout" svg:x1="19.724cm" svg:y1="4.332cm" svg:x2="18.984cm" svg:y2="3.925cm">
            <text:p/>
          </draw:line>
        </draw:g>
        <draw:g draw:name="Group 175">
          <draw:custom-shape draw:name="Oval 176" draw:style-name="gr7" draw:text-style-name="P2" draw:layer="layout" svg:width="0.411cm" svg:height="0.456cm" svg:x="17.02cm" svg:y="4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77" draw:style-name="gr10" draw:text-style-name="P1" draw:layer="layout" svg:x1="16.883cm" svg:y1="4.278cm" svg:x2="17.571cm" svg:y2="5.034cm">
            <text:p/>
          </draw:line>
          <draw:line draw:name="Line 178" draw:style-name="gr10" draw:text-style-name="P1" draw:layer="layout" svg:x1="16.883cm" svg:y1="5.033cm" svg:x2="17.571cm" svg:y2="4.277cm">
            <text:p/>
          </draw:line>
        </draw:g>
        <draw:g draw:name="Group 179">
          <draw:line draw:name="Line 180" draw:style-name="gr5" draw:text-style-name="P1" draw:layer="layout" svg:x1="18.808cm" svg:y1="7.601cm" svg:x2="18.116cm" svg:y2="7.601cm">
            <text:p/>
          </draw:line>
          <draw:line draw:name="Line 181" draw:style-name="gr5" draw:text-style-name="P1" draw:layer="layout" svg:x1="18.808cm" svg:y1="7.601cm" svg:x2="17.98cm" svg:y2="7.601cm">
            <text:p/>
          </draw:line>
        </draw:g>
        <draw:g draw:name="Group 182">
          <draw:line draw:name="Line 183" draw:style-name="gr5" draw:text-style-name="P1" draw:layer="layout" svg:x1="25.13cm" svg:y1="7.484cm" svg:x2="24.439cm" svg:y2="7.484cm">
            <text:p/>
          </draw:line>
          <draw:line draw:name="Line 184" draw:style-name="gr5" draw:text-style-name="P1" draw:layer="layout" svg:x1="25.13cm" svg:y1="7.484cm" svg:x2="24.303cm" svg:y2="7.484cm">
            <text:p/>
          </draw:line>
        </draw:g>
        <draw:g draw:name="Group 185">
          <draw:line draw:name="Line 186" draw:style-name="gr5" draw:text-style-name="P1" draw:layer="layout" svg:x1="23.159cm" svg:y1="4.104cm" svg:x2="22.548cm" svg:y2="4.461cm">
            <text:p/>
          </draw:line>
          <draw:line draw:name="Line 187" draw:style-name="gr5" draw:text-style-name="P1" draw:layer="layout" svg:x1="23.158cm" svg:y1="4.104cm" svg:x2="22.427cm" svg:y2="4.531cm">
            <text:p/>
          </draw:line>
        </draw:g>
        <draw:g draw:name="Group 188">
          <draw:custom-shape draw:name="Oval 189" draw:style-name="gr6" draw:text-style-name="P2" draw:layer="layout" svg:width="0.136cm" svg:height="0.154cm" svg:x="24.312cm" svg:y="4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0" draw:style-name="gr7" draw:text-style-name="P2" draw:layer="layout" svg:width="0.412cm" svg:height="0.456cm" svg:x="24.164cm" svg:y="4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206">
          <draw:line draw:name="Line 207" draw:style-name="gr5" draw:text-style-name="P1" draw:layer="layout" svg:x1="24.715cm" svg:y1="9.299cm" svg:x2="24.715cm" svg:y2="8.539cm">
            <text:p/>
          </draw:line>
          <draw:line draw:name="Line 208" draw:style-name="gr5" draw:text-style-name="P1" draw:layer="layout" svg:x1="24.715cm" svg:y1="9.299cm" svg:x2="24.715cm" svg:y2="8.39cm">
            <text:p/>
          </draw:line>
        </draw:g>
        <draw:g draw:name="Group 209">
          <draw:line draw:name="Line 210" draw:style-name="gr5" draw:text-style-name="P1" draw:layer="layout" svg:x1="24.715cm" svg:y1="6.764cm" svg:x2="24.715cm" svg:y2="6.005cm">
            <text:p/>
          </draw:line>
          <draw:line draw:name="Line 211" draw:style-name="gr5" draw:text-style-name="P1" draw:layer="layout" svg:x1="24.715cm" svg:y1="6.764cm" svg:x2="24.715cm" svg:y2="5.856cm">
            <text:p/>
          </draw:line>
        </draw:g>
        <draw:line draw:name="Line 271" draw:style-name="gr1" draw:text-style-name="P1" draw:layer="layout" svg:x1="17.571cm" svg:y1="7.75cm" svg:x2="17.571cm" svg:y2="7.6cm">
          <text:p/>
        </draw:line>
        <draw:line draw:name="Line 272" draw:style-name="gr1" draw:text-style-name="P1" draw:layer="layout" svg:x1="17.571cm" svg:y1="7.751cm" svg:x2="17.707cm" svg:y2="7.751cm">
          <text:p/>
        </draw:line>
        <draw:g draw:name="Group 287">
          <draw:custom-shape draw:name="Oval 288" draw:style-name="gr7" draw:text-style-name="P2" draw:layer="layout" svg:width="0.411cm" svg:height="0.456cm" svg:x="18.257cm" svg:y="9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89" draw:style-name="gr10" draw:text-style-name="P1" draw:layer="layout" svg:x1="18.12cm" svg:y1="9.562cm" svg:x2="18.808cm" svg:y2="10.318cm">
            <text:p/>
          </draw:line>
          <draw:line draw:name="Line 290" draw:style-name="gr10" draw:text-style-name="P1" draw:layer="layout" svg:x1="18.12cm" svg:y1="10.318cm" svg:x2="18.808cm" svg:y2="9.562cm">
            <text:p/>
          </draw:line>
        </draw:g>
        <draw:g draw:name="Group 291">
          <draw:custom-shape draw:name="Oval 292" draw:style-name="gr6" draw:text-style-name="P2" draw:layer="layout" svg:width="0.136cm" svg:height="0.153cm" svg:x="24.452cm" svg:y="10.0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name="Oval 293" draw:style-name="gr7" draw:text-style-name="P2" draw:layer="layout" svg:width="0.411cm" svg:height="0.456cm" svg:x="24.304cm" svg:y="9.9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name="Oval 294" draw:style-name="gr3" draw:text-style-name="P2" draw:layer="layout" svg:width="0.137cm" svg:height="0.15cm" svg:x="17.647cm" svg:y="9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5" draw:style-name="gr3" draw:text-style-name="P2" draw:layer="layout" svg:width="0.137cm" svg:height="0.149cm" svg:x="23.763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302" draw:style-name="gr1" draw:text-style-name="P1" draw:layer="layout" svg:x1="23.842cm" svg:y1="7.787cm" svg:x2="23.979cm" svg:y2="7.787cm">
          <text:p/>
        </draw:line>
        <draw:custom-shape draw:name="Oval 76" draw:style-name="gr2" draw:text-style-name="P2" draw:layer="layout" svg:width="0.686cm" svg:height="0.753cm" svg:x="23.618cm" svg:y="6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4" draw:style-name="gr1" draw:text-style-name="P1" draw:layer="layout" svg:x1="23.825cm" svg:y1="10.661cm" svg:x2="23.825cm" svg:y2="10.208cm">
          <text:p/>
        </draw:line>
        <draw:frame draw:style-name="gr11" draw:text-style-name="P3" draw:layer="layout" svg:width="9.144cm" svg:height="16.129cm" svg:x="5.721cm" svg:y="2.732cm">
          <draw:image xlink:href="Pictures/100000000000020B00000382A24BACB9.jpg" xlink:type="simple" xlink:show="embed" xlink:actuate="onLoad">
            <text:p/>
          </draw:image>
        </draw:frame>
        <draw:frame draw:style-name="gr12" draw:layer="layout" svg:width="4.376cm" svg:height="0.962cm" svg:x="13.446cm" svg:y="12.43cm">
          <draw:text-box>
            <text:p>Floating Base</text:p>
          </draw:text-box>
        </draw:frame>
        <draw:line draw:style-name="gr13" draw:text-style-name="P3" draw:layer="layout" svg:x1="10.779cm" svg:y1="9.89cm" svg:x2="15.097cm" svg:y2="12.43cm">
          <text:p/>
        </draw:line>
        <draw:line draw:style-name="gr13" draw:text-style-name="P3" draw:layer="layout" svg:x1="20.685cm" svg:y1="9.763cm" svg:x2="16.621cm" svg:y2="12.43cm">
          <text:p/>
        </draw:line>
        <draw:line draw:style-name="gr14" draw:text-style-name="P3" draw:layer="layout" svg:x1="15.486cm" svg:y1="17.002cm" svg:x2="15.478cm" svg:y2="14.843cm">
          <text:p/>
        </draw:line>
        <draw:line draw:style-name="gr14" draw:text-style-name="P3" draw:layer="layout" svg:x1="15.524cm" svg:y1="17.029cm" svg:x2="17.571cm" svg:y2="17.028cm">
          <text:p/>
        </draw:line>
        <draw:line draw:style-name="gr14" draw:text-style-name="P3" draw:layer="layout" svg:x1="15.524cm" svg:y1="17.002cm" svg:x2="14.462cm" svg:y2="18.013cm">
          <text:p/>
        </draw:line>
        <draw:frame draw:style-name="gr15" draw:text-style-name="P4" draw:layer="layout" svg:width="0.654cm" svg:height="0.725cm" svg:x="14.524cm" svg:y="17.818cm">
          <draw:text-box>
            <text:p text:style-name="P4">x</text:p>
          </draw:text-box>
        </draw:frame>
        <draw:frame draw:style-name="gr15" draw:text-style-name="P4" draw:layer="layout" svg:width="0.654cm" svg:height="0.725cm" svg:x="17.13cm" svg:y="16.118cm">
          <draw:text-box>
            <text:p text:style-name="P4">y</text:p>
          </draw:text-box>
        </draw:frame>
        <draw:frame draw:style-name="gr15" draw:text-style-name="P4" draw:layer="layout" svg:width="0.654cm" svg:height="0.725cm" svg:x="15.713cm" svg:y="14.589cm">
          <draw:text-box>
            <text:p text:style-name="P4"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477 477" svg:d="m239 0 238 477h-477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dobe Heiti Std R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jesh Rajendran</meta:initial-creator>
    <meta:creation-date>2013-08-13T16:07:32</meta:creation-date>
    <dc:date>2013-10-12T23:57:22</dc:date>
    <meta:editing-duration>PT1H32M58S</meta:editing-duration>
    <meta:editing-cycles>5</meta:editing-cycles>
    <meta:generator>LibreOffice/3.5$Linux_X86_64 LibreOffice_project/350m1$Build-2</meta:generator>
    <meta:document-statistic meta:object-count="217"/>
  </office:meta>
</office:document-meta>
</file>